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heck_32_Cell" style:data-style-name="N0">
      <style:table-cell-properties fo:border="thin double #3F3F3F" style:vertical-align="middle" fo:wrap-option="wrap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Check_32_Cell" style:data-style-name="N0">
      <style:table-cell-properties fo:border="thin double #3F3F3F" style:vertical-align="middle" fo:wrap-option="wrap" fo:background-color="#A5A5A5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Check_32_Cell" style:data-style-name="N0">
      <style:table-cell-properties fo:border="thin double #3F3F3F" style:vertical-align="middle" fo:wrap-option="wrap" fo:background-color="#A5A5A5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1.133666666666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7.154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7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Test Cas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Description/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Comments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ET https://pokesearch-server.herokuapp.com/api/search?query=</text:p>
          </table:table-cell>
          <table:table-cell table:number-columns-repeated="2" table:style-name="ce3"/>
          <table:table-cell office:value-type="string" table:style-name="ce3">
            <text:p>200 Staus Code, result is not empty</text:p>
          </table:table-cell>
          <table:table-cell office:value-type="string" table:style-name="ce3">
            <text:p>Pas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5">
            <text:p>GET https://pokesearch-server.herokuapp.com/api/search?query={{validSearchTerm}}</text:p>
          </table:table-cell>
          <table:table-cell table:style-name="ce3"/>
          <table:table-cell office:value-type="string" table:style-name="ce3">
            <text:p>{{validSearchTerm}}=a</text:p>
          </table:table-cell>
          <table:table-cell office:value-type="string" table:style-name="ce3">
            <text:p>200 Staus Code, Pass Data tests</text:p>
          </table:table-cell>
          <table:table-cell office:value-type="string" table:style-name="ce5">
            <text:p>Pass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string" table:style-name="ce3">
            <text:p>{{validSearchTerm}}=A</text:p>
          </table:table-cell>
          <table:table-cell office:value-type="string" table:style-name="ce5">
            <text:p>200 Staus Code, Pass Data tests</text:p>
          </table:table-cell>
          <table:table-cell office:value-type="string" table:style-name="ce5">
            <text:p>Pass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string" table:style-name="ce3">
            <text:p>{{validSearchTerm}}=abra</text:p>
          </table:table-cell>
          <table:table-cell office:value-type="string" table:style-name="ce5">
            <text:p>200 Staus Code, Pass Data tests</text:p>
          </table:table-cell>
          <table:table-cell office:value-type="string" table:style-name="ce5">
            <text:p>Pas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5">
            <text:p>POST https://pokesearch-server.herokuapp.com/api/search?query={{validSearchTerm}}</text:p>
          </table:table-cell>
          <table:table-cell table:style-name="ce3"/>
          <table:table-cell office:value-type="string" table:style-name="ce3">
            <text:p>{{validSearchTerm}}=a</text:p>
          </table:table-cell>
          <table:table-cell office:value-type="string" table:style-name="ce5">
            <text:p>404 Staus Code</text:p>
          </table:table-cell>
          <table:table-cell office:value-type="string" table:style-name="ce5">
            <text:p>Pas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5">
            <text:p>GET https://pokesearch-server.herokuapp.com/api/search?query={{invalidSearchTerm}}</text:p>
          </table:table-cell>
          <table:table-cell table:style-name="ce3"/>
          <table:table-cell office:value-type="string" table:style-name="ce5">
            <text:p>{{invalidSearchTerm}}=1</text:p>
          </table:table-cell>
          <table:table-cell office:value-type="string" table:style-name="ce3">
            <text:p>Returns empty Data Array</text:p>
          </table:table-cell>
          <table:table-cell office:value-type="string" table:style-name="ce5">
            <text:p>Pass</text:p>
          </table:table-cell>
          <table:table-cell office:value-type="string" table:style-name="ce3">
            <text:p>200 Status Code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string" table:style-name="ce5">
            <text:p>{{invalidSearchTerm}}='</text:p>
          </table:table-cell>
          <table:table-cell office:value-type="string" table:style-name="ce5">
            <text:p>Returns empty Data Array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200 Status Code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string" table:style-name="ce5">
            <text:p>{{invalidSearchTerm}}=!</text:p>
          </table:table-cell>
          <table:table-cell office:value-type="string" table:style-name="ce5">
            <text:p>Returns empty Data Array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200 Status Code</text:p>
          </table:table-cell>
          <table:table-cell table:number-columns-repeated="16378"/>
        </table:table-row>
        <table:table-row table:style-name="ro1">
          <table:table-cell table:number-columns-repeated="2" table:style-name="ce5"/>
          <table:table-cell office:value-type="string" table:style-name="ce5">
            <text:p>{{invalidSearchTerm}}=AA</text:p>
          </table:table-cell>
          <table:table-cell office:value-type="string" table:style-name="ce5">
            <text:p>Returns empty Data Array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200 Status Cod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GET https://pokesearch-server.herokuapp.com/api/lookup/abra</text:p>
          </table:table-cell>
          <table:table-cell table:number-columns-repeated="2" table:style-name="ce3"/>
          <table:table-cell office:value-type="string" table:style-name="ce5">
            <text:p>200 Staus Code, Pass Data tests</text:p>
          </table:table-cell>
          <table:table-cell office:value-type="string" table:style-name="ce5">
            <text:p>Pass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5">
            <text:p>404 Staus Code</text:p>
          </table:table-cell>
          <table:table-cell office:value-type="string" table:style-name="ce5">
            <text:p>Pass</text:p>
          </table:table-cell>
          <table:table-cell table:style-name="ce3"/>
          <table:table-cell table:number-columns-repeated="16378"/>
        </table:table-row>
        <table:table-row table:number-rows-repeated="4"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table:number-columns-repeated="16384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Podosinova, Mariya</meta:initial-creator>
    <dc:creator>Podosinova, Mariya</dc:creator>
    <meta:creation-date>2022-03-18T10:24:44Z</meta:creation-date>
    <dc:date>2022-03-21T12:35:53Z</dc:date>
  </office:meta>
</office:document-meta>
</file>